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32pt" fo:font-style="italic" fo:font-weight="bold" style:font-size-asian="32pt" style:font-style-asian="italic" style:font-weight-asian="bold" style:font-size-complex="32pt" style:font-style-complex="italic"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för MyGameCollection</text:p>
      <text:p text:style-name="P1"/>
      <text:p text:style-name="P5">Sebastian Svensson</text:p>
      <text:p text:style-name="P4">Introduktion</text:p>
      <text:p text:style-name="P2">Jag tänkte göta en hemsida som heter mygamecollection. Denna sida ska visa information om spel, vad de handlar om etc. den ska även ha screenshots och en fodralbild för spelen. Man ska även kunna lägga upp fler bilder på spelen och kunna lägga in helt nya spel i samlingen. Man ska även kunna lägga upp en kommentar på ett spel om vad man tycker om spelet.</text:p>
      <text:p text:style-name="P2"/>
      <text:p text:style-name="P3">Användargrupper</text:p>
      <text:p text:style-name="P2">Spelintresserade</text:p>
      <text:p text:style-name="P2"/>
      <text:p text:style-name="P3">Intressenter</text:p>
      <text:p text:style-name="P2">Sebastian Svensson</text:p>
      <text:p text:style-name="P2"/>
      <text:p text:style-name="P3">Baskrav</text:p>
      <text:p text:style-name="P2"><text:span text:style-name="T1">BK1</text:span> Man ska kunna se lista på alla spelen.</text:p>
      <text:p text:style-name="P2"><text:span text:style-name="T1">BK2</text:span> Man ska kunna kolla information och bilder på spelen.</text:p>
      <text:p text:style-name="P2"><text:span text:style-name="T1">BK3</text:span> Man ska kunna kommentera på spelen.</text:p>
      <text:p text:style-name="P2"><text:span text:style-name="T1">BK4</text:span> Man ska kunna lägga till bilder på spelet.</text:p>
      <text:p text:style-name="P2"><text:span text:style-name="T1">BK5</text:span> Man ska kunna lägga upp nya spel i saml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n Svensson</meta:initial-creator>
    <meta:creation-date>2014-04-06T21:56:44.82</meta:creation-date>
    <dc:date>2014-04-07T00:23:24.30</dc:date>
    <dc:creator>Sebastian Svensson</dc:creator>
    <meta:editing-duration>PT2H6M37S</meta:editing-duration>
    <meta:editing-cycles>5</meta:editing-cycles>
    <meta:generator>OpenOffice.org/3.3$Win32 OpenOffice.org_project/330m20$Build-9567</meta:generator>
    <meta:document-statistic meta:table-count="0" meta:image-count="0" meta:object-count="0" meta:page-count="1" meta:paragraph-count="14" meta:word-count="123" meta:character-count="714"/>
  </office:meta>
</office:document-meta>
</file>